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Segoe UI', Helvetica, Arial, 'Lucida Grande',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widows="1" fo:text-indent="0in" style:auto-text-indent="false"/>
    </style:style>
    <style:style style:name="P2" style:family="paragraph" style:parent-style-name="Standard">
      <style:paragraph-properties fo:margin-left="0in" fo:margin-right="0in" fo:widows="1" fo:text-indent="0in" style:auto-text-indent="false"/>
      <style:text-properties fo:font-variant="normal" fo:text-transform="none" fo:color="#000000" style:font-name="Helvetica Neue" fo:font-size="9.75pt" fo:letter-spacing="normal" fo:font-style="normal" fo:font-weight="normal"/>
    </style:style>
    <style:style style:name="P3" style:family="paragraph" style:parent-style-name="Standard">
      <style:paragraph-properties fo:margin-left="0in" fo:margin-right="0in" style:line-height-at-least="0.1354in" fo:text-indent="0in" style:auto-text-indent="false"/>
    </style:style>
    <style:style style:name="T1" style:family="text">
      <style:text-properties fo:font-variant="normal" fo:text-transform="none" fo:color="#000000" style:font-name="Helvetica Neue" fo:font-size="9.75pt" fo:letter-spacing="normal" fo:font-style="normal" fo:font-weight="bold"/>
    </style:style>
    <style:style style:name="T2" style:family="text">
      <style:text-properties fo:color="#999999" style:font-name="Helvetica Neue" fo:font-size="9.75pt"/>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yui_3_16_0_1_1436814625251_3782"/><text:span text:style-name="Strong_20_Emphasis"><text:span text:style-name="T1">Dwarven Caravan</text:span></text:span></text:p>
      <text:section text:style-name="Sect1" text:name="yui_3_16_0_1_1436814625251_3781">
        <text:p text:style-name="P2"><text:line-break/></text:p>
      </text:section>
      <text:section text:style-name="Sect1" text:name="yui_3_16_0_1_1436814625251_3780">
        <text:p text:style-name="P2">I spend a good half an hour or more soaking up the stories on the tapestries, and another ten-plus minutes gazing at the wind-up animals wander to and fro. In the end, however, I just pick out two large spoons, a knife, and a cup. I start them off with an offer of three gold and five silver, plus four of my greenfire stones.</text:p>
      </text:section>
      <text:section text:style-name="Sect1" text:name="yui_3_16_0_1_1436814625251_3779">
        <text:p text:style-name="P3"> <text:span text:style-name="T2">Show original message</text:span></text:p>
      </text:section>
      <text:section text:style-name="Sect1" text:name="yui_3_16_0_1_1436814625251_3778">
        <text:p text:style-name="P2"><text:line-break/></text:p>
      </text:section>
      <text:section text:style-name="Sect1" text:name="yui_3_16_0_1_1436814625251_3229">
        <text:p text:style-name="P2">I take my dagger and sharpen both ends of eight long, reasonably straight sticks lying around in the forest. In the mean time, I get Ciel or Kazand to decapitate the demon corpses. After all this is done, I stick the heads on four of the sticks and start walking back to the road -- once I get there, I will stick the heads on both sides of the road, so as to warn passing travellers of the potential dangers in these woods. Then I will return to our clearing and prepare for dinner and sleep. In the mean time, Ciel and Kazand should use the other sticks to prop the headless demon corpses up around our clearing, so as to keep off any bandits. It would also be kind of them to prepare dinner. I am sure to take my holy spear with me on my walk.</text:p>
      </text:section>
      <text:section text:style-name="Sect1" text:name="yui_3_16_0_1_1436814625251_3790">
        <text:p text:style-name="P2"><text:line-break/></text:p>
      </text:section>
      <text:section text:style-name="Sect1" text:name="yui_3_16_0_1_1436814625251_3791">
        <text:p text:style-name="P2">&lt;Meta&gt; My donkey has undergone a startling transformation. &lt;/Meta&gt;</text:p>
      </text:section>
      <text:p text:style-name="Standard"/>
      <text:p text:style-name="Standard"/>
      <text:p text:style-name="Standard">Hurdul accepts that deal quickly, eager to get her hands on the greenfire stones. </text:p>
      <text:p text:style-name="Standard"/>
      <text:p text:style-name="Standard"/>
      <text:p text:style-name="Standard"/>
      <text:p text:style-name="Standard">“This is the best idea you've ever had,” Ciel chimes happily, as he slices off the heads of the deceased demons. You go and stick the heads near the road and return to find three of the bodies propped against trees, still oozing liquid, and one hanging ominously from ropes tied to some thick branches overhead. Ciel is heating up some rations with broth on a fire he's made.</text:p>
      <text:p text:style-name="Standard"><text:s/>“I figured the bandits won't be bothering us anymore, so a fire didn't seem like such a bad idea.”</text:p>
      <text:p text:style-name="Standard"/>
      <text:p text:style-name="Standard">Within a few minutes, the stew is heated up and ready to eat, and eat you do. It serves as a nice change from the dry rations of the past few days. Kazand stands watch again that night, his eyes glowing in the dark, piercing the shadows.</text:p>
      <text:p text:style-name="Standard"/>
      <text:p text:style-name="Standard">You wake the next morn and eat a bit more of the strew before packing up camp. You walk the rest of the day, stopping a few times to break, eat, or relieve yourselves. The warm sun overhead blocked most of the day by the tall, lichen-covered trees reaching their long arms over the road. The light fog blows away a breeze, and the forest seems livelier than the previous night. Deer prance through the undergrowth, and birds sing overhead. The day seems long, but as it ends you find a place off the road to make camp, setting up your tents and tying up your donkey. You take inventory, and note that you have enough for the remaining two days of your journey.</text:p>
      <text:p text:style-name="Standard">“Because we don't have the protection of the demon corpses, we best not make fire tonight,” sighs Ciel. <text:s text:c="7"/>You can see the dark ridges of the mountains from the mouth of your small tent as you drift off into a deep sleep.</text:p>
      <text:p text:style-name="Standard"/>
      <text:p text:style-name="Standard">The next day is very similar. The terrain gets more hilly, and the trees begin to thin. You come across no bandits or demons. By the end of the day, the forest has given way to the opening of the huge valley of the Riverrun. The mountains on either side tower over like gods, the lush forested valley their realm. You bed under the vast night sky, in a small bluff beside the road, Kazand at the watch.</text:p>
      <text:p text:style-name="Standard"><text:soft-page-break/>The sky is clear the next day, the blue outlining the stone of the mountains. By noon you can see The Pyre, the magnificent fortress of the Riverrun, held by house Rells for generations. The castle sits high on the side of the mountain, the only way up by a small road protected by towered waypoints. The white bleached stone and red towerheads glinting in the sunlight.</text:p>
      <text:p text:style-name="Standard"/>
      <text:p text:style-name="Standard"><text:s/>You reach the White Gate, the first gatehouse leading up to The Pyre as the sun begins to set. The Pyre is far above you, the three rings of the castle glowing in white light, along with each of the waypoint gates. The white light shines from hundreds of braziers and fires of white-gold light, never seen to you before. The highest tower of the castle boasts a huge fire, it's arms of white flame reaching fifty feet in the air.</text:p>
      <text:p text:style-name="Standard"><text:tab/>“Hold there, and state your intentions here at this late hour,” called a knight from high atop the gate.</text:p>
      <text:p text:style-name="Standard"/>
      <text:p text:style-name="Standard"/>
      <text:p text:style-name="Standard"/>
      <text:p text:style-name="Standard"/>
      <text:p text:style-name="Standard"/>
      <text:p text:style-name="Standard">&lt;Meta&gt;</text:p>
      <text:p text:style-name="Standard">Your previous XP was 14,420, next level at 15,000.</text:p>
      <text:p text:style-name="Standard">You got 800 XP from the demon fight.</text:p>
      <text:p text:style-name="Standard"/>
      <text:p text:style-name="Standard">LEVEL UP!</text:p>
      <text:p text:style-name="Standard"/>
      <text:p text:style-name="Standard">Also, I am changing this game over to Pathfinder mechanics, so update Georg to be a Pathfinder Fighter. I believe the only things he is lacking is the Bravery ability and the Weapons and Armor Trainings stuff. It's in the Pathfinder Core Rulebook. Everything else is the same. </text:p>
      <text:p text:style-name="Standard"/>
      <text:p text:style-name="Standard">Ciel is updated now, too. His Pathfinder sorcerer bloodline is 'Stormborn' so he has special Storm abilities that he's actually had this WHOLE time, you just never noticed.</text:p>
      <text:p text:style-name="Standard"/>
      <text:p text:style-name="Standard">NEW LORE: True Dragons (Chromatic and Metallic and such) have not been seen on the main continent in about 500 years. It is common among humans to think them extinct, or gone to a very distant land. Drakes, however, are not overly rare.</text:p>
      <text:p text:style-name="Standard"/>
      <text:p text:style-name="Standard"/>
      <text:p text:style-name="Standard">&lt;/Meta&gt;</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Segoe UI', Helvetica, Arial, 'Lucida Grande',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olan Roth</meta:initial-creator>
    <meta:creation-date>2015-07-13T14:12:24.99</meta:creation-date>
    <dc:date>2015-07-14T11:17:56.52</dc:date>
    <dc:creator>Nolan Roth</dc:creator>
    <meta:editing-duration>PT2H1M33S</meta:editing-duration>
    <meta:editing-cycles>4</meta:editing-cycles>
    <meta:generator>OpenOffice/4.1.1$Win32 OpenOffice.org_project/411m6$Build-9775</meta:generator>
    <meta:document-statistic meta:table-count="0" meta:image-count="0" meta:object-count="0" meta:page-count="2" meta:paragraph-count="26" meta:word-count="929" meta:character-count="4956"/>
  </office:meta>
</office:document-meta>
</file>